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precision-as-shown="true" table:automatic-find-labels="false" table:use-regular-expressions="false">
        <table:null-date table:date-value="1904-01-01"/>
      </table:calculation-settings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.58" calcext:value-type="float">
            <text:p>6.5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.76" calcext:value-type="float">
            <text:p>5.7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.71" calcext:value-type="float">
            <text:p>7.7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8.84" calcext:value-type="float">
            <text:p>8.8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8.47" calcext:value-type="float">
            <text:p>8.4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.04" calcext:value-type="float">
            <text:p>7.04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.25" calcext:value-type="float">
            <text:p>5.25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.5" calcext:value-type="float">
            <text:p>12.5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.56" calcext:value-type="float">
            <text:p>5.5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.91" calcext:value-type="float">
            <text:p>7.9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.89" calcext:value-type="float">
            <text:p>6.89</text:p>
          </table:table-cell>
        </table:table-row>
        <table:table-row table:style-name="ro1" table:number-rows-repeated="104856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9:34:09.409861136</meta:creation-date>
    <dc:date>2017-01-11T19:36:47.651901136</dc:date>
    <meta:editing-duration>PT2M38S</meta:editing-duration>
    <meta:editing-cycles>1</meta:editing-cycles>
    <meta:document-statistic meta:table-count="1" meta:cell-count="24" meta:object-count="0"/>
    <meta:generator>LibreOffice/5.2.4.2.0$Linux_X86_64 LibreOffice_project/20m0$Build-2</meta:generator>
  </office:meta>
</office:document-meta>
</file>